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2.25pt" style:font-size-complex="14pt"/>
    </style:style>
    <style:style style:name="P2" style:family="paragraph" style:parent-style-name="Standard">
      <style:text-properties style:font-name="Times New Roman" fo:font-size="14pt" officeooo:paragraph-rsid="000aa454" style:font-size-asian="12.25pt" style:font-size-complex="14pt"/>
    </style:style>
    <style:style style:name="T1" style:family="text">
      <style:text-properties officeooo:rsid="000aa454"/>
    </style:style>
    <style:style style:name="T2" style:family="text">
      <style:text-properties officeooo:rsid="000c4b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<text:span text:style-name="T1">Nắm bắt cơ hội</text:span></text:p>
      <text:p text:style-name="P2">- <text:span text:style-name="T1">Phân tích dữ liệu trên hành vi</text:span></text:p>
      <text:p text:style-name="P2">- <text:span text:style-name="T2">Khi dịch 1 từ nào đó mà chưa hiểu cứ ghi lạ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09:36:31.328515675</meta:creation-date>
    <dc:date>2019-07-20T10:30:05.331804260</dc:date>
    <meta:editing-duration>PT53M3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26" meta:character-count="95" meta:non-whitespace-character-count="72"/>
  </office:meta>
</office:document-meta>
</file>